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Jonas Müller</text:p>
            <text:p text:style-name="P10"/>
            <text:p text:style-name="P10">Mechaniker</text:p>
            <text:p text:style-name="Contact_20_info">1452809275 – <text:span text:style-name="T15">jm@gmail.com756731 – </text:span><text:span text:style-name="T16">www.my-website.ch</text:span></text:p>
            <text:p text:style-name="Contact_20_info"/>
            <text:p text:style-name="P7">Ich bin Mechaniker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bc7b4709-649c-4e5e-8d5c-0085e912da6a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96a28086-a1a0-4967-a32f-41a78f69f240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f5262277-e982-4f98-b917-cd748a596ed3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Jonas Müller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